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aven Pro" svg:font-family="'Maven Pro'" style:font-pitch="variable"/>
    <style:font-face style:name="Maven Pro Medium2" svg:font-family="'Maven Pro Medium'" style:font-pitch="variable"/>
    <style:font-face style:name="Maven Pro Medium" svg:font-family="'Maven Pro Medium'" style:font-adornments="Medium" style:font-pitch="variable"/>
    <style:font-face style:name="Maven Pro Medium1" svg:font-family="'Maven Pro Mediu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0a33f"/>
    </style:style>
    <style:style style:name="P2" style:family="paragraph" style:parent-style-name="Text_20_body">
      <loext:graphic-properties draw:fill="none"/>
      <style:paragraph-properties fo:background-color="transparent"/>
    </style:style>
    <style:style style:name="P3" style:family="paragraph" style:parent-style-name="Text_20_body">
      <loext:graphic-properties draw:fill="none"/>
      <style:paragraph-properties fo:margin-top="0in" fo:margin-bottom="0.0598in" loext:contextual-spacing="false" fo:line-height="100%" fo:background-color="transparent"/>
    </style:style>
    <style:style style:name="P4" style:family="paragraph" style:parent-style-name="Text_20_body" style:master-page-name="">
      <loext:graphic-properties draw:fill="none"/>
      <style:paragraph-properties fo:margin-top="0in" fo:margin-bottom="0.0598in" loext:contextual-spacing="false" fo:line-height="100%" style:page-number="auto" fo:background-color="transparent"/>
      <style:text-properties officeooo:paragraph-rsid="0010a33f"/>
    </style:style>
    <style:style style:name="P5" style:family="paragraph" style:parent-style-name="Heading_20_1">
      <style:paragraph-properties fo:text-align="end" style:justify-single-word="false"/>
      <style:text-properties style:font-name="Maven Pro Medium2" fo:font-size="24pt" fo:font-weight="normal" style:font-size-asian="24pt" style:font-weight-asian="normal" style:font-size-complex="24pt" style:font-weight-complex="normal"/>
    </style:style>
    <style:style style:name="P6" style:family="paragraph" style:parent-style-name="Text_20_body">
      <style:paragraph-properties fo:padding="0.0201in" fo:border-left="none" fo:border-right="none" fo:border-top="0.06pt solid #000000" fo:border-bottom="none" style:shadow="none">
        <style:tab-stops>
          <style:tab-stop style:position="6.8126in" style:type="right"/>
        </style:tab-stops>
      </style:paragraph-properties>
      <style:text-properties style:font-name="Maven Pro Medium2" fo:font-size="20pt" officeooo:rsid="0013b9d4" officeooo:paragraph-rsid="0013b9d4" style:font-size-asian="20pt" style:font-size-complex="20pt"/>
    </style:style>
    <style:style style:name="P7" style:family="paragraph" style:parent-style-name="Heading_20_1">
      <style:text-properties fo:font-weight="bold" style:font-weight-asian="bold" style:font-weight-complex="bold"/>
    </style:style>
    <style:style style:name="P8" style:family="paragraph" style:parent-style-name="Heading_20_1">
      <style:text-properties fo:font-weight="bold" officeooo:paragraph-rsid="0010a33f" style:font-weight-asian="bold" style:font-weight-complex="bold"/>
    </style:style>
    <style:style style:name="T1" style:family="text">
      <style:text-properties style:font-name="Maven Pro"/>
    </style:style>
    <style:style style:name="T2" style:family="text">
      <style:text-properties style:font-name="Maven Pro" fo:font-weight="normal" style:font-weight-asian="normal" style:font-weight-complex="normal"/>
    </style:style>
    <style:style style:name="T3" style:family="text">
      <style:text-properties style:font-name="Maven Pro" officeooo:rsid="0012a1b6"/>
    </style:style>
    <style:style style:name="T4" style:family="text">
      <style:text-properties fo:font-weight="normal" style:font-weight-asian="normal" style:font-weight-complex="normal"/>
    </style:style>
    <style:style style:name="T5" style:family="text">
      <style:text-properties style:font-name="Maven Pro Medium"/>
    </style:style>
    <style:style style:name="T6" style:family="text">
      <style:text-properties style:font-name="Maven Pro Medium" fo:font-weight="normal" style:font-weight-asian="normal" style:font-weight-complex="normal"/>
    </style:style>
    <style:style style:name="T7" style:family="text">
      <style:text-properties officeooo:rsid="0012a1b6"/>
    </style:style>
    <style:style style:name="T8" style:family="text">
      <style:text-properties officeooo:rsid="0013b9d4"/>
    </style:style>
    <style:style style:name="T9" style:family="text">
      <style:text-properties style:font-name="Maven Pro Medium2"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Welcome to the Mesh</text:h>
      <text:h text:style-name="P5" text:outline-level="1">0 to 60 m/hr in 3 seconds</text:h>
      <text:h text:style-name="Heading_20_2" text:outline-level="2">What's the mesh? And why do we need one?</text:h>
      <text:p text:style-name="P1">The mesh is a decentralized network of computers (or nodes). A mesh is useful because there is no single point of failure. If an individual node goes down, the mesh network will still work. Also, because there is no central node that needs to exist for the network to function, the ownership of the network is shared between all the nodes.</text:p>
      <text:h text:style-name="Heading_20_2" text:outline-level="2">What are nodes? And how do I get one?</text:h>
      <text:p text:style-name="P1">In the peoplesopen.net mesh network, nodes are wireless routers (like MyNet N600s). Normally, these routers are configured to connect a LAN (your local network) to the WAN (the internet) using your ISP's infrastructure. In a mesh configuration, the routers also talk to each other, creating a third, intermediary network that we call the MAN (mesh area network). This MAN connects nodes that are physically near each other. If you'd like to get a node suitable for working with peoplesopen.net, please get a compatible router and flash it with the appropriate firmware build (see guide below).</text:p>
      <text:h text:style-name="Heading_20_2" text:outline-level="2">Ok, but I want to help out more?</text:h>
      <text:p text:style-name="P1">Glad to hear! Continue to the roles section below to see how you can get more involved.</text:p>
      <text:h text:style-name="P7" text:outline-level="1">How You Can Help</text:h>
      <text:p text:style-name="Text_20_body">Mesh networks don't happen by themselves, they require a ton of effort and a lot of collaboration. If you would like to help out, there are three general roles that anyone (with the right motivation) can fulfill (and of course, plenty of other forms of contribution including legalistics, design, UX, etc).</text:p>
      <text:p text:style-name="Text_20_body"><text:span text:style-name="T9">Community Organizer and/or Educator</text:span> Are you a people person? Would you like to help our network expand and provide access to those who need it most? Use your social skills to help get the word out. Talk to neighbors and local businesses about setting up a node in their buildings. Help plan events that raise awarness of the mesh. (events, outreach, press, education) </text:p>
      <text:p text:style-name="Text_20_body"><text:span text:style-name="T9">Technical Support</text:span> Do you like scaling tall buildings? Are you a skilled troubleshooter? Help provide day-to-day management and maintenance of the mesh. Assist in the deployment of nodes and roof-mounted antennae! (node deployment, troubleshooting, rooftop mounting) </text:p>
      <text:p text:style-name="Text_20_body"><text:span text:style-name="T9">Multi-talented Engineer</text:span> Are you a hacker or programmer? Do you know how to use git? Fork our repos, modify some code (or just edit a README), and we'll potentially make you a contributor. If you'd like fulfill this role, continue to the Educational Guides to learn about the technology that drives mesh networks and how you can contribute to our many development projects. (hardware/firmware/software development, monitoring tools.)</text:p>
      <text:h text:style-name="P7" text:outline-level="1"><text:soft-page-break/>Educational Guides</text:h>
      <text:p text:style-name="Text_20_body">If you wish to become involved on a technical level, there are a handful of educational tools that we have developed to help you acquaint yourself with mesh networks and their associated concepts.</text:p>
      <text:h text:style-name="Heading_20_2" text:outline-level="2"><text:span text:style-name="T1">(Learn) </text:span><text:span text:style-name="Strong_20_Emphasis"><text:span text:style-name="T4">Deploy an n-node virtual network</text:span></text:span></text:h>
      <text:p text:style-name="P2">This will help you learn about the underlying protocol that controls the flow of information on the mesh. If you want to help troubleshoot potential conflicts in the WAN as the mesh grows, this is the guide for you! <text:span text:style-name="T6">&gt;&gt;&gt; https://github.com/sudomesh/babeld-lab</text:span></text:p>
      <text:h text:style-name="Heading_20_2" text:outline-level="2"><text:span text:style-name="T2">(Build) </text:span><text:span text:style-name="Strong_20_Emphasis"><text:span text:style-name="T4">Create your own physical node</text:span></text:span></text:h>
      <text:p text:style-name="P2">This will help you learn about the deployment of our custom firmware and its associated hardware. If you want to get involved in the deployment and maintenance of indivdual nodes, want to contribute to the improvement of the firmware or hardware, or just want to deploy your own node, this is the guide for you! This process also registers your node with peoplesopen.net. <text:span text:style-name="T6">&gt;&gt;&gt; https://sudoroom.org/wiki/Mesh/WalkThrough</text:span></text:p>
      <text:h text:style-name="Heading_20_2" text:outline-level="2"><text:span text:style-name="T2">(Teach) </text:span><text:span text:style-name="Strong_20_Emphasis"><text:span text:style-name="T4">Help a friend or a neighbor work through this guide and grow the mesh network.</text:span></text:span></text:h>
      <text:p text:style-name="P2">This will help build out the mesh and learn about the point-to-point wireless connections that are the backbone of any true mesh network. If you want to help build out the mesh in your community or help do the same in other communities, this is the guide for you!</text:p>
      <text:h text:style-name="Heading_20_2" text:outline-level="2"><text:span text:style-name="T2">(Improve) </text:span><text:span text:style-name="Strong_20_Emphasis"><text:span text:style-name="T4">Help the project evolve</text:span></text:span></text:h>
      <text:p text:style-name="P2">Report and fix bugs; suggesting, researching, and developing features; deploying nodes; educating your peers; improving the documentation; and perhaps starting your own mesh network! </text:p>
      <text:h text:style-name="P8" text:outline-level="1"/>
      <text:h text:style-name="P8" text:outline-level="1"><text:span text:style-name="T8">O</text:span>ngoing <text:span text:style-name="T8">P</text:span>rojects</text:h>
      <text:p text:style-name="P4">outreach in <text:span text:style-name="T8">T</text:span>emescal and <text:span text:style-name="T8">W</text:span>est <text:span text:style-name="T8">O</text:span>akland targeting businesses and residents </text:p>
      <text:p text:style-name="P3">network at the <text:span text:style-name="T8">O</text:span>mni <text:span text:style-name="T8">Commons</text:span></text:p>
      <text:p text:style-name="P3">webservices on mesh, suggestions: static copy of <text:span text:style-name="T8">W</text:span>ikipedia pages, etherpad instance, weather reporting, secure scuttlebutt </text:p>
      <text:p text:style-name="P3">sudowrt-firmware <text:span text:style-name="T7">&gt;&gt;&gt;</text:span> <text:span text:style-name="T5">https://github.com/sudomesh/sudowrt-firmware/issues</text:span> </text:p>
      <text:p text:style-name="P3">replace makenode script <text:span text:style-name="T7">&gt;&gt;&gt; </text:span><text:span text:style-name="T5">https://github.com/sudomesh/makenode</text:span> </text:p>
      <text:p text:style-name="P3">disaster radio<text:span text:style-name="T1"> </text:span><text:span text:style-name="T3">&gt;&gt;&gt;</text:span><text:span text:style-name="T1"> </text:span><text:span text:style-name="T5">https://github.com/sudomesh/disaster-radio-nodemcu</text:span> </text:p>
      <text:p text:style-name="P3">garden mesh <text:span text:style-name="T8">collaboration</text:span> with C<text:span text:style-name="T8">ounter </text:span>C<text:span text:style-name="T8">ulture </text:span>L<text:span text:style-name="T8">ab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aven Pro" svg:font-family="'Maven Pro'" style:font-pitch="variable"/>
    <style:font-face style:name="Maven Pro Medium2" svg:font-family="'Maven Pro Medium'" style:font-pitch="variable"/>
    <style:font-face style:name="Maven Pro Medium" svg:font-family="'Maven Pro Medium'" style:font-adornments="Medium" style:font-pitch="variable"/>
    <style:font-face style:name="Maven Pro Medium1" svg:font-family="'Maven Pro Mediu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style:font-name="Maven Pro" fo:font-family="'Maven Pro'" style:font-pitch="variable" fo:font-size="11.5pt" style:font-size-asian="11.5pt" style:font-size-complex="11.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701in" fo:margin-bottom="0.0799in" loext:contextual-spacing="true"/>
      <style:text-properties style:font-name="Maven Pro Medium1" fo:font-family="'Maven Pro Medium'" style:font-style-name="Regular" style:font-pitch="variable" fo:font-size="28pt" fo:font-weight="normal"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0799in" fo:margin-bottom="0in" loext:contextual-spacing="false" fo:text-indent="0in" style:auto-text-indent="false"/>
      <style:text-properties style:font-name="Maven Pro Medium1" fo:font-family="'Maven Pro Medium'" style:font-style-name="Regular" style:font-pitch="variable" fo:font-size="14pt"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padding="0.0201in" fo:border-left="none" fo:border-right="none" fo:border-top="0.06pt solid #000000" fo:border-bottom="none" style:shadow="none">
        <style:tab-stops>
          <style:tab-stop style:position="6.8126in" style:type="right"/>
        </style:tab-stops>
      </style:paragraph-properties>
      <style:text-properties style:font-name="Maven Pro Medium2" fo:font-size="20pt" officeooo:rsid="0013b9d4" officeooo:paragraph-rsid="0013b9d4" style:font-size-asian="20pt" style:font-size-complex="2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Build Your Own Internet<text:tab/>PeoplesOpen.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2:26:11.728570260</meta:creation-date>
    <dc:date>2017-07-01T13:20:14.551340023</dc:date>
    <meta:editing-duration>PT4M27S</meta:editing-duration>
    <meta:editing-cycles>2</meta:editing-cycles>
    <meta:generator>LibreOffice/5.1.6.2$Linux_X86_64 LibreOffice_project/10m0$Build-2</meta:generator>
    <meta:document-statistic meta:table-count="0" meta:image-count="0" meta:object-count="0" meta:page-count="2" meta:paragraph-count="32" meta:word-count="734" meta:character-count="4630" meta:non-whitespace-character-count="3919"/>
  </office:meta>
</office:document-meta>
</file>